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</text:p>
          </table:table-cell>
          <table:table-cell table:number-columns-repeated="1020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there's something over there...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... the bandit gang...?!</text:p>
          </table:table-cell>
          <table:table-cell table:number-columns-repeated="1020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! W-Watch out...!</text:p>
          </table:table-cell>
          <table:table-cell table:number-columns-repeated="1020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, relief at last～!</text:p>
          </table:table-cell>
          <table:table-cell table:number-columns-repeated="1020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... Eh?</text:p>
          </table:table-cell>
          <table:table-cell table:number-columns-repeated="1020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You made me jump!!</text:p>
          </table:table-cell>
          <table:table-cell table:number-columns-repeated="1020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</text:p>
          </table:table-cell>
          <table:table-cell table:number-columns-repeated="1020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20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... you knew to find me
here 'cause you found my student notebook?</text:p>
          </table:table-cell>
          <table:table-cell table:number-columns-repeated="1020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I guess it was worth droppin' it after all～!</text:p>
          </table:table-cell>
          <table:table-cell table:number-columns-repeated="1020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as I thought. You dropped it intentionally.</text:p>
          </table:table-cell>
          <table:table-cell table:number-columns-repeated="1020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how did you
get out here? Please explain.</text:p>
          </table:table-cell>
          <table:table-cell table:number-columns-repeated="1020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～, I was takin' a nap at Lake Oshiru when
all of a sudden, the bandits snatched me up～!</text:p>
          </table:table-cell>
          <table:table-cell table:number-columns-repeated="1020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
wrote that message and left it behind.</text:p>
          </table:table-cell>
          <table:table-cell table:number-columns-repeated="1020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Just like that, they took me to a prison and
locked me up...</text:p>
          </table:table-cell>
          <table:table-cell table:number-columns-repeated="1020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
of there!</text:p>
          </table:table-cell>
          <table:table-cell table:number-columns-repeated="1020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I was attacked by a few of the bandits on the
way out, though!</text:p>
          </table:table-cell>
          <table:table-cell table:number-columns-repeated="1020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h～!</text:p>
          </table:table-cell>
          <table:table-cell table:number-columns-repeated="1020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</text:p>
          </table:table-cell>
          <table:table-cell table:number-columns-repeated="1020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20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</text:p>
          </table:table-cell>
          <table:table-cell table:number-columns-repeated="1020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20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</text:p>
          </table:table-cell>
          <table:table-cell table:number-columns-repeated="1020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
one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
the same “Power of the Angels” was bestowed
upon her.</text:p>
          </table:table-cell>
          <table:table-cell table:number-columns-repeated="1020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this “Power
of the Angels” makes us stronger than this
feared bandit gang?</text:p>
          </table:table-cell>
          <table:table-cell table:number-columns-repeated="1020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so.</text:p>
          </table:table-cell>
          <table:table-cell table:number-columns-repeated="1020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20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20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 it works.</text:p>
          </table:table-cell>
          <table:table-cell table:number-columns-repeated="1020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, a Heavenly Maiden, was able
to crush an opponent on her own that even an
entire group of soldiers couldn't.</text:p>
          </table:table-cell>
          <table:table-cell table:number-columns-repeated="1020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reasonable explanation.</text:p>
          </table:table-cell>
          <table:table-cell table:number-columns-repeated="1020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guys～...? What the heck are you talkin'
about?</text:p>
          </table:table-cell>
          <table:table-cell table:number-columns-repeated="1020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20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nd that's the whole story.</text:p>
          </table:table-cell>
          <table:table-cell table:number-columns-repeated="1020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h～! I get it now～!</text:p>
          </table:table-cell>
          <table:table-cell table:number-columns-repeated="1020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was wonderin' why the money's different, and
why I haven't seen any cars, and why there
isn't anything modern for sale～.</text:p>
          </table:table-cell>
          <table:table-cell table:number-columns-repeated="1020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, what now? Find this Duchess of Hellfire
person and beat her up?</text:p>
          </table:table-cell>
          <table:table-cell table:number-columns-repeated="1020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Let's not get ahead of ourselves.</text:p>
          </table:table-cell>
          <table:table-cell table:number-columns-repeated="1020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something I need to know, first.</text:p>
          </table:table-cell>
          <table:table-cell table:number-columns-repeated="1020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20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</text:p>
          </table:table-cell>
          <table:table-cell table:number-columns-repeated="1020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that pretty blonde girl?</text:p>
          </table:table-cell>
          <table:table-cell table:number-columns-repeated="1020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20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20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
right away.</text:p>
          </table:table-cell>
          <table:table-cell table:number-columns-repeated="1020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20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20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20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Maidens'
power is effective against the bandits, so the
lot of you should be the ones to fight them.</text:p>
          </table:table-cell>
          <table:table-cell table:number-columns-repeated="1020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
equal one bandit. Bringing such a large army
would just slow us down.</text:p>
          </table:table-cell>
          <table:table-cell table:number-columns-repeated="1020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
with more hostages.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20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</text:p>
          </table:table-cell>
          <table:table-cell table:number-columns-repeated="1020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-san together!</text:p>
          </table:table-cell>
          <table:table-cell table:number-columns-repeated="1020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——!!</text:p>
          </table:table-cell>
          <table:table-cell table:number-columns-repeated="1020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
bandit's hideout, you should know the layout
of its interior.</text:p>
          </table:table-cell>
          <table:table-cell table:number-columns-repeated="1020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</text:p>
          </table:table-cell>
          <table:table-cell table:number-columns-repeated="1020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</text:p>
          </table:table-cell>
          <table:table-cell table:number-columns-repeated="1020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</text:p>
          </table:table-cell>
          <table:table-cell table:number-columns-repeated="1020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</text:p>
          </table:table-cell>
          <table:table-cell table:number-columns-repeated="1020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</text:p>
          </table:table-cell>
          <table:table-cell table:number-columns-repeated="1020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20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it...? Holding what?</text:p>
          </table:table-cell>
          <table:table-cell table:number-columns-repeated="1020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y-you're really gonna ask me that...?</text:p>
          </table:table-cell>
          <table:table-cell table:number-columns-repeated="1020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onehead! Let's just get a move on, already!</text:p>
          </table:table-cell>
          <table:table-cell table:number-columns-repeated="1020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h-There's nothin' over that wa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